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Aantekeningen onderzoeksplan gepresenteerde door Gert de Jong-*</text:p>
      <text:p text:style-name="Title">Het Onderzoeksplan</text:p>
      <text:h text:style-name="Heading1" text:outline-level="1">Meestal</text:h>
      <text:p text:style-name="Normal">Meestal is er een praktijkprobleem, je doet onderzoek en maakt een oplossing. In onze casus is er een bedacht probleem, geen echt probleem want<text:s/>er is niet altijd data beschikbaar. Data is moeilijk vindbaar wegens privacybescherming.</text:p>
      <text:h text:style-name="Heading1" text:outline-level="1">Onderzoekplan</text:h>
      <text:p text:style-name="Normal">Projectplan moet bevatten:</text:p>
      <text:list text:style-name="LFO1" text:continue-numbering="true">
        <text:list-item>
          <text:p text:style-name="P2">Samenvatting</text:p>
        </text:list-item>
        <text:list-item>
          <text:p text:style-name="P3">Introductie (context, probleem, bestaande kennis over het probleem, gat in de kennis) (Literatuur gebruiken)</text:p>
        </text:list-item>
        <text:list-item>
          <text:p text:style-name="P4">Achtergrond (stakeholders, requirements)</text:p>
        </text:list-item>
        <text:list-item>
          <text:p text:style-name="P5">Methodologie (te gebruiken<text:s/>modellen, te gebruiken data, eventueel flowcharts) (literatuur gebruiken)</text:p>
        </text:list-item>
        <text:list-item>
          <text:p text:style-name="P6">Planning</text:p>
        </text:list-item>
        <text:list-item>
          <text:p text:style-name="P7">Bronnenlijst</text:p>
        </text:list-item>
      </text:list>
      <text:h text:style-name="Heading1" text:outline-level="1">In other words</text:h>
      <text:p text:style-name="Normal">Waarom is je aanpak zinnig, wat voegt het toe, en waarom is het beter.</text:p>
      <text:h text:style-name="Heading1" text:outline-level="1">Opzet Collegereeks</text:h>
      <text:p text:style-name="Normal">Week 6 is project plan klaar, week1: onderwerp presenteren en final decision op wat je gaat doen.week2/3 Literatuur verkennen, week4: ethisch implicaties, week5: PRESENTATIE IN JIP EN JANNEKE TAAL. Week6: Definitieve versie</text:p>
      <text:h text:style-name="Heading1" text:outline-level="1">Leeruitkomsten</text:h>
      <text:p text:style-name="Normal">Wij zijn de opdrachtgever en eindgebruiker</text:p>
      <text:h text:style-name="Heading1" text:outline-level="1">Literatuur verkenning</text:h>
      <text:p text:style-name="Normal">Twee keer literatuur onderzoek. Moet cursus zoeklicht en zoeklicht voor gevorderen volgen. Dit kun je toepassen op de eerste literatuurverkenning</text:p>
      <text:soft-page-break/>
      <text:h text:style-name="Heading1" text:outline-level="1">Volgende week</text:h>
      <text:p text:style-name="Normal">Doe zoeklicht, Screenshot dat je zoeklicht hebt gedaan. Presentatie maken, presenteer overal waar je tegenaanliep. Presenteer de vragen problemen en twijfels.</text:p>
      <text:p text:style-name="Normal"><text:s/></text:p>
      <text:p text:style-name="Normal"/>
      <text:p text:style-name="Normal"/>
      <text:h text:style-name="Heading1" text:outline-level="1">Gert<text:s/>de Jong</text:h>
      <text:p text:style-name="Normal">Expertises: Medisch Analyst (bloed enzo), Theologie,<text:s/>beleidsonderzoek, organisatie socialogie, schrijven en onderzoek in ethiek, expertise in ethiek, geeft les in<text:s/><text:span text:style-name="T8">Ethiek</text:span>.</text:p>
      <text:h text:style-name="Heading1" text:outline-level="1">Kees</text:h>
      <text:p text:style-name="Normal">Wiskunde gestudeerd, econometrie docent. Hoogleraar technisch bedrijfkunde docent. Finance en accounting hoofd docent van data science en A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nl" fo:country="NL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an Gögcay</meta:initial-creator>
    <dc:creator>Kaan Gögcay</dc:creator>
    <meta:creation-date>2026-02-04T13:58:00Z</meta:creation-date>
    <dc:date>2026-02-04T15:08:00Z</dc:date>
    <meta:template xlink:href="Normal.dotm" xlink:type="simple"/>
    <meta:editing-cycles>2</meta:editing-cycles>
    <meta:editing-duration>PT4200S</meta:editing-duration>
    <meta:document-statistic meta:page-count="2" meta:paragraph-count="3" meta:word-count="255" meta:character-count="1711" meta:row-count="12" meta:non-whitespace-character-count="1459"/>
  </office:meta>
</office:document-meta>
</file>